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6.37mm"/>
    </style:style>
    <style:style style:name="co2" style:family="table-column">
      <style:table-column-properties fo:break-before="auto" style:column-width="8.63mm"/>
    </style:style>
    <style:style style:name="co3" style:family="table-column">
      <style:table-column-properties fo:break-before="auto" style:column-width="75.11mm"/>
    </style:style>
    <style:style style:name="co4" style:family="table-column">
      <style:table-column-properties fo:break-before="auto" style:column-width="36.88mm"/>
    </style:style>
    <style:style style:name="co5" style:family="table-column">
      <style:table-column-properties fo:break-before="auto" style:column-width="377.74mm"/>
    </style:style>
    <style:style style:name="co6" style:family="table-column">
      <style:table-column-properties fo:break-before="auto" style:column-width="73.45mm"/>
    </style:style>
    <style:style style:name="co7" style:family="table-column">
      <style:table-column-properties fo:break-before="auto" style:column-width="8.15mm"/>
    </style:style>
    <style:style style:name="co8" style:family="table-column">
      <style:table-column-properties fo:break-before="auto" style:column-width="18.13mm"/>
    </style:style>
    <style:style style:name="co9" style:family="table-column">
      <style:table-column-properties fo:break-before="auto" style:column-width="25.96mm"/>
    </style:style>
    <style:style style:name="co10" style:family="table-column">
      <style:table-column-properties fo:break-before="auto" style:column-width="25.7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akboard2_pre_ar2_f1_td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Ordered</text:p>
          </table:table-cell>
          <table:table-cell office:value-type="string" calcext:value-type="string">
            <text:p>QtyI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RESET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OMRON SWITCH</text:p>
          </table:table-cell>
          <table:table-cell/>
          <table:table-cell office:value-type="string" calcext:value-type="string">
            <text:p>B3F-1000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36M3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90USB1286</text:p>
          </table:table-cell>
          <table:table-cell office:value-type="string" calcext:value-type="string">
            <text:p>AT90USB-TQFP</text:p>
          </table:table-cell>
          <table:table-cell office:value-type="string" calcext:value-type="string">
            <text:p>TQFP64</text:p>
          </table:table-cell>
          <table:table-cell office:value-type="string" calcext:value-type="string">
            <text:p>IC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7</text:p>
          </table:table-cell>
          <table:table-cell office:value-type="float" office:value="310080003" calcext:value-type="float">
            <text:p>31008000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LE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, C20</text:p>
          </table:table-cell>
          <table:table-cell office:value-type="string" calcext:value-type="string">
            <text:p>L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1, C14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0, C13, C19, C22, C24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3, C4, C6, C7, C8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7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9, C12, C18, C21, C23, C25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OL-EUE2-4</text:p>
          </table:table-cell>
          <table:table-cell office:value-type="string" calcext:value-type="string">
            <text:p>E2-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POL-EUE2-4</text:p>
          </table:table-cell>
          <table:table-cell office:value-type="string" calcext:value-type="string">
            <text:p>E2-4</text:p>
          </table:table-cell>
          <table:table-cell office:value-type="string" calcext:value-type="string">
            <text:p>C26, C27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MJ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POLARIZED CAPACITOR, European symbol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DIODE'1N4148'</text:p>
          </table:table-cell>
          <table:table-cell office:value-type="string" calcext:value-type="string">
            <text:p>DO-35</text:p>
          </table:table-cell>
          <table:table-cell office:value-type="string" calcext:value-type="string">
            <text:p>D0, D1, D4, D5, D7, D8, D9, D=, DA, DALT, DALTGR, DANY, DB, DBACKSPACE, DC, DCAPSLOCK, DCOPY, DCTRL, DCTRL_DUPE, DD, DDEG, DDELETE, DDOP, DDOP_DUPE, DDOWN, DE, DEND, DENTER, DESC, DF, DF1, DF2, DF3, DF4, DF5, DF6, DF7, DF8, DF9, DF10, DF11, DF12, DG, DH, DHOME, DI, DINSERT, DJ, DK, DKP_SLASH, DL, DLEFT, DM, DMENU, DN, DO, DP, DPASTE, DPAUSE, DPERIOD, DPGDN, DPGUP, DPRTSC, DQ, DQUOTE, DR, DRIGHT, DS, DSCROLLLOCK, DSEM, DSHIFT, DSHIFT_DUPE, DSLASH, DSPACE, DT, DTAB, DTOP, DU, DUND, DUP, DV, DW, DWIN, DWIN_DUPE, DX, DY, DZ, D§, DÄ, DÖ, DÜ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S31FL3733</text:p>
          </table:table-cell>
          <table:table-cell office:value-type="string" calcext:value-type="string">
            <text:p>LQFP48_7X7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RESISTOR, European symbol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ED3MM</text:p>
          </table:table-cell>
          <table:table-cell office:value-type="string" calcext:value-type="string">
            <text:p>LED1, LED2</text:p>
          </table:table-cell>
          <table:table-cell office:value-type="string" calcext:value-type="string">
            <text:p>CAPACITOR, European symbol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EDSML0805</text:p>
          </table:table-cell>
          <table:table-cell office:value-type="string" calcext:value-type="string">
            <text:p>SML0805</text:p>
          </table:table-cell>
          <table:table-cell office:value-type="string" calcext:value-type="string">
            <text:p>INFO1, INFO2</text:p>
          </table:table-cell>
          <table:table-cell office:value-type="string" calcext:value-type="string">
            <text:p>POLARIZED CAPACITOR, European symbo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PIN HEA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0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IN HEAD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EXT1, REXT2</text:p>
          </table:table-cell>
          <table:table-cell office:value-type="string" calcext:value-type="string">
            <text:p>PIN HEADER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2ohm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3, R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1, R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70ohm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5, R7, R15, R1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8, R9, R10, R11, R12, R13, R14, R17</text:p>
          </table:table-cell>
          <table:table-cell office:value-type="string" calcext:value-type="string">
            <text:p>SMD solder JUMPE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MD solder JUMPER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IN HEAD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KEYSWITCH-RGBLED-ALPSMX-1U-RGB</text:p>
          </table:table-cell>
          <table:table-cell office:value-type="string" calcext:value-type="string">
            <text:p>ALPSMX-1U-RGB</text:p>
          </table:table-cell>
          <table:table-cell office:value-type="string" calcext:value-type="string">
            <text:p>0, 1, 4, 5, 7, 8, 9, =, A, ALT, ALTGR, ANY, B, C, CAPSLOCK, COPY, CTRL, CTRL_DUPE, D, DEG, DELETE, DOP, DOP_DUPE, DOWN, E, END, ESC, F, F1, F2, F3, F4, F5, F6, F7, F8, F9, F10, F11, F12, G, H, HOME, I, INSERT, J, K, KP_SLASH, L, LEFT, M, MENU, N, O, P, PASTE, PAUSE, PERIOD, PGDN, PGUP, PRTSC, Q, QUOTE, R, RIGHT, S, SCROLLLOCK, SEM, SHIFT, SLASH, T, TAB, TOP, U, UND, UP, V, W, WIN, WIN_DUPE, X, Y, Z, §, Ä, Ö, Ü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EYSWITCH-RGBLED-ALPSMX-2U-RGB</text:p>
          </table:table-cell>
          <table:table-cell office:value-type="string" calcext:value-type="string">
            <text:p>ALPSMX-2U-RGB</text:p>
          </table:table-cell>
          <table:table-cell office:value-type="string" calcext:value-type="string">
            <text:p>BACKSPACE, ENTER, SHIFT_DUP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EYSWITCH-RGBLED-ALPSMX-6.25U-RGB</text:p>
          </table:table-cell>
          <table:table-cell office:value-type="string" calcext:value-type="string">
            <text:p>ALPSMX-6.25U-RGB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EGN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I2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PINHD-1X2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+5V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BT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HW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P3</text:p>
          </table:table-cell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S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IS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P_USB</text:p>
          </table:table-cell>
          <table:table-cell office:value-type="string" calcext:value-type="string">
            <text:p>PINHD-1X4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JP_USB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PT1</text:p>
          </table:table-cell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OPT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PT2</text:p>
          </table:table-cell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OPT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akboard2_pre_ar2_f1_td_bom.C2:rakboard2_pre_ar2_f1_td_bom.G2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.00.0000</text:date>, <text:time style:data-style-name="N2" text:time-value="17:27:57.523584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8:51:41.187441259</dc:date>
    <meta:editing-duration>PT8M20S</meta:editing-duration>
    <meta:editing-cycles>2</meta:editing-cycles>
    <meta:generator>LibreOffice/5.2.4.2.0$Linux_X86_64 LibreOffice_project/20m0$Build-2</meta:generator>
    <meta:document-statistic meta:table-count="1" meta:cell-count="242" meta:object-count="0"/>
  </office:meta>
</office:document-meta>
</file>